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918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918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918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918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918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918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918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918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918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918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918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918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918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918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918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918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918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antiago  Isaac Ortiz Febre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7/2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07343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ricarmen Díaz Febre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909086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41.5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7" meta:non-whitespace-character-count="999"/>
    <meta:template xlink:type="simple" xlink:actuate="onRequest" xlink:title="Normal" xlink:href=""/>
  </office:meta>
</office:document-meta>
</file>